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Noto Serif CJK JP1" svg:font-family="'Noto Serif CJK JP'" style:font-family-generic="roman"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text-properties style:font-name="Noto Sans CJK JP" fo:font-size="10.5pt" officeooo:rsid="00172525" officeooo:paragraph-rsid="00172525" style:font-name-asian="Noto Sans CJK JP" style:font-size-asian="10.5pt" style:font-size-complex="10.5pt"/>
    </style:style>
    <style:style style:name="P3" style:family="paragraph" style:parent-style-name="Heading_20_1">
      <style:paragraph-properties fo:text-align="center" style:justify-single-word="false"/>
    </style:style>
    <style:style style:name="P4" style:family="paragraph" style:parent-style-name="Standard">
      <style:paragraph-properties fo:text-align="center" style:justify-single-word="false"/>
      <style:text-properties fo:font-size="32pt" fo:font-weight="bold" style:font-name-asian="Noto Sans CJK JP" style:font-size-asian="32pt" style:font-weight-asian="bold" style:font-size-complex="32pt" style:font-weight-complex="bold"/>
    </style:style>
    <style:style style:name="P5" style:family="paragraph" style:parent-style-name="Standard">
      <style:paragraph-properties fo:text-align="end" style:justify-single-word="false"/>
      <style:text-properties style:font-name="Noto Sans CJK JP" fo:font-size="18pt" fo:font-weight="normal" officeooo:rsid="00167cfb" officeooo:paragraph-rsid="00167cfb" style:font-name-asian="Noto Sans CJK JP" style:font-size-asian="18pt" style:font-weight-asian="normal" style:font-size-complex="18pt" style:font-weight-complex="normal"/>
    </style:style>
    <style:style style:name="P6" style:family="paragraph" style:parent-style-name="Standard" style:master-page-name="First_20_Page">
      <style:paragraph-properties fo:text-align="center" style:justify-single-word="false" style:page-number="auto"/>
      <style:text-properties fo:font-size="32pt" fo:font-weight="bold" style:font-name-asian="Noto Sans CJK JP" style:font-size-asian="32pt" style:font-weight-asian="bold" style:font-size-complex="32pt"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style:font-name="Noto Sans CJK JP" fo:font-size="11pt" style:font-name-asian="Noto Sans CJK JP" style:font-size-asian="11pt" style:font-size-complex="11pt"/>
    </style:style>
    <style:style style:name="P9" style:family="paragraph" style:parent-style-name="Text_20_body">
      <style:paragraph-properties fo:text-align="start" style:justify-single-word="false"/>
      <style:text-properties style:font-name="Noto Sans CJK JP" fo:font-size="11pt" officeooo:paragraph-rsid="0017da6d" style:font-name-asian="Noto Sans CJK JP" style:font-size-asian="11pt" style:font-size-complex="11pt"/>
    </style:style>
    <style:style style:name="P10" style:family="paragraph" style:parent-style-name="Text_20_body">
      <style:paragraph-properties fo:text-align="start" style:justify-single-word="false"/>
      <style:text-properties style:font-name="Noto Sans CJK JP" fo:font-size="11pt" officeooo:paragraph-rsid="00191d6f" style:font-name-asian="Noto Sans CJK JP" style:font-size-asian="11pt" style:font-size-complex="11pt"/>
    </style:style>
    <style:style style:name="T1" style:family="text">
      <style:text-properties officeooo:rsid="00172525"/>
    </style:style>
    <style:style style:name="T2" style:family="text">
      <style:text-properties fo:font-weight="bold" style:font-weight-asian="bold" style:font-weight-complex="bold"/>
    </style:style>
    <style:style style:name="T3" style:family="text">
      <style:text-properties officeooo:rsid="0017da6d"/>
    </style:style>
    <style:style style:name="T4" style:family="text">
      <style:text-properties officeooo:rsid="00191d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4"/>
      <text:p text:style-name="P4"/>
      <text:p text:style-name="P4"/>
      <text:p text:style-name="P4"/>
      <text:p text:style-name="P4"/>
      <text:p text:style-name="P4"/>
      <text:p text:style-name="P4">はじめてのケモナー界隈ガイド</text:p>
      <text:p text:style-name="P4"/>
      <text:p text:style-name="P4"/>
      <text:p text:style-name="P4"/>
      <text:p text:style-name="P4"/>
      <text:p text:style-name="P4"/>
      <text:p text:style-name="P4"/>
      <text:p text:style-name="P4"/>
      <text:p text:style-name="P4"/>
      <text:p text:style-name="P5">0.1 <text:span text:style-name="T1">(</text:span><text:span text:style-name="T4">Pre-Alpha</text:span><text:span text:style-name="T1">)</text:span></text:p>
      <text:p text:style-name="P5">半透明狐人間</text:p>
      <text:p text:style-name="P5"/>
      <text:h text:style-name="P3" text:outline-level="1"><text:soft-page-break/>はじめに</text:h>
      <text:p text:style-name="P7"/>
      <text:p text:style-name="P8">最近になって、<text:span text:style-name="T1">Twitter上で新規でケモナー界隈に入った方が多く見られるようになってきました。</text:span></text:p>
      <text:p text:style-name="P8">その一方で、割とよくわからずに入ってしまい、混乱されていたり、勘違いされてしまう方も多いのではないかと思うのです。</text:p>
      <text:p text:style-name="P8">しかも、この界隈は基本的にメディア等への露出をあまり好まない傾向にあり、ネットで検索しても情報が出てきづらく、更にはデマ情報のほうが検索に引っかかりやすかったりするものです。</text:p>
      <text:p text:style-name="P8">ケモナー界隈は非常に魅力のある素晴らしい界隈である一方、新規の方にとっては情報不足のように感じます。</text:p>
      <text:p text:style-name="P8">そんななか、「もしも、ケモナー界隈についての初心者向けの解説パンフレットのようなものがあったら需要があるのではないだろうか」という旨のツイートをした所、予想以上に反響を受けましたので、本当に需要があるのではないかと考え、この文書を執筆するに至りました。</text:p>
      <text:p text:style-name="P9">現在、ケモナー<text:span text:style-name="T3">(ファーリー・ファンダム)に関する解説書はありますが、それらの殆どは学術的観点から解説された論文じみた学術書です。<text:line-break/>それらは学者にとっては興味深いものの、実際にこの界隈に属してみようと気になっている方には一切役に立たないでしょう。<text:line-break/>どちらかと言うと、界隈に属すなら、その界隈の文化や暗黙の了解などと言ったことのほうが、これから界隈に属する予定の方にとっては役に立つはずです。</text:span></text:p>
      <text:p text:style-name="P10">したがって、この文書では、「<text:span text:style-name="T2">実際にケモナー界隈に属する者が、初心者にとって知っておいてほしいことを、初心者のためにできるだけわかりやすく解説する</text:span>」ということを目標にしています。</text:p>
      <text:p text:style-name="P10">この文書が、これからケモナー界隈に属す方にとって少しでも有用なものとなれば幸いです。</text:p>
      <text:p text:style-name="P10"/>
      <text:p text:style-name="P10">※なお、この文書は半透明狐人間の経験による、独断と偏見と独自研究のみによって構成されます。<text:line-break/> <text:s text:c="4"/>ケモナーさんによっては、異なる考えの場合もございますので、参考程度にとどめていただき <text:s/><text:line-break/> <text:s text:c="4"/>ますようよろしくお願いいたしま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Noto Serif CJK JP1" svg:font-family="'Noto Serif CJK JP'" style:font-family-generic="roman" style:font-pitch="variable"/>
    <style:font-face style:name="Liberation Sans" svg:font-family="'Liberation Sans'" style:font-family-generic="swiss" style:font-pitch="variable"/>
    <style:font-face style:name="Noto Sans CJK JP" svg:font-family="'Noto Sans CJK JP'" style:font-family-generic="swiss" style:font-pitch="variable"/>
    <style:font-face style:name="Lohit Devanagari" svg:font-family="'Lohit Devanagari'" style:font-family-generic="system" style:font-pitch="variable"/>
    <style:font-face style:name="Noto Sans CJK JP1"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Noto Sans CJK JP" fo:font-size="10.5pt" officeooo:rsid="00172525" officeooo:paragraph-rsid="00172525" style:font-name-asian="Noto Sans CJK JP" style:font-size-asian="10.5pt" style:font-size-complex="10.5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0章 はじめに</text:p>
      </style:header>
      <style:footer>
        <text:p text:style-name="MP2"><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30T18:56:52.744574779</meta:creation-date>
    <dc:date>2021-07-30T19:44:01.678900123</dc:date>
    <meta:editing-duration>PT5M56S</meta:editing-duration>
    <meta:editing-cycles>1</meta:editing-cycles>
    <meta:document-statistic meta:table-count="0" meta:image-count="0" meta:object-count="0" meta:page-count="2" meta:paragraph-count="15" meta:word-count="821" meta:character-count="857" meta:non-whitespace-character-count="839"/>
    <meta:generator>LibreOffice/7.1.5.2$Linux_X86_64 LibreOffice_project/85f04e9f809797b8199d13c421bd8a2b025d52b5</meta:generator>
  </office:meta>
</office:document-meta>
</file>